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0.445cm"/>
        </style:tab-stops>
      </style:paragraph-properties>
    </style:style>
    <style:style style:name="P2" style:family="paragraph" style:parent-style-name="Standard">
      <style:paragraph-properties>
        <style:tab-stops>
          <style:tab-stop style:position="0.445cm"/>
        </style:tab-stops>
      </style:paragraph-properties>
      <style:text-properties fo:background-color="#ffff00"/>
    </style:style>
    <style:style style:name="P3" style:family="paragraph" style:parent-style-name="Standard">
      <style:paragraph-properties>
        <style:tab-stops>
          <style:tab-stop style:position="0.445cm"/>
        </style:tab-stops>
      </style:paragraph-properties>
      <style:text-properties fo:background-color="#00ff00"/>
    </style:style>
    <style:style style:name="P4" style:family="paragraph" style:parent-style-name="Standard">
      <style:paragraph-properties>
        <style:tab-stops>
          <style:tab-stop style:position="0.445cm"/>
        </style:tab-stops>
      </style:paragraph-properties>
      <style:text-properties fo:background-color="#99ccff"/>
    </style:style>
    <style:style style:name="P5" style:family="paragraph" style:parent-style-name="Standard">
      <style:paragraph-properties>
        <style:tab-stops>
          <style:tab-stop style:position="0.445cm"/>
        </style:tab-stops>
      </style:paragraph-properties>
    </style:style>
    <style:style style:name="T1" style:family="text">
      <style:text-properties fo:color="#c5000b"/>
    </style:style>
    <style:style style:name="T2" style:family="text">
      <style:text-properties fo:background-color="#ffff00"/>
    </style:style>
    <style:style style:name="T3" style:family="text">
      <style:text-properties fo:background-color="#00ff00"/>
    </style:style>
    <style:style style:name="T4" style:family="text">
      <style:text-properties fo:background-color="#99ccff"/>
    </style:style>
    <style:style style:name="T5" style:family="text">
      <style:text-properties fo: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nscript of audio file 3</text:p>
      <text:p text:style-name="P1"/>
      <text:p text:style-name="P1">P: participant 3</text:p>
      <text:p text:style-name="P1">E: experimenter </text:p>
      <text:p text:style-name="P1"/>
      <text:p text:style-name="P1">colour coding: </text:p>
      <text:p text:style-name="P1"><text:span text:style-name="T2">yellow marking:</text:span> descriptions</text:p>
      <text:p text:style-name="P1"><text:span text:style-name="T3">green marking</text:span>: decision exclamations &amp; reasoning</text:p>
      <text:p text:style-name="P1"><text:span text:style-name="T4">blue marking</text:span>: software evaluation</text:p>
      <text:p text:style-name="P1"><text:span text:style-name="T1">red font</text:span>: exclamations of confusion / ambiguity</text:p>
      <text:p text:style-name="P1"/>
      <text:p text:style-name="P1">E: Okay, so we are starting recording and this is [P3] – Hi [P3]!</text:p>
      <text:p text:style-name="P1">P: Hello</text:p>
      <text:p text:style-name="P1">E: and he is going to be participant 3. That's it start.</text:p>
      <text:p text:style-name="P1">E: Yeah, say what you think is happening. </text:p>
      <text:p text:style-name="P2">P: So a box is moving in circles then it goes into a bigger box, then it just moves around randomly, <text:tab/>then another box comes and it stops.</text:p>
      <text:p text:style-name="P1">E: Okay so, do you want to replay it or do you just want to say what happened, or you think you <text:tab/>said what you think happened?</text:p>
      <text:p text:style-name="P1">P: I think I said what I think happened.</text:p>
      <text:p text:style-name="P1">E: Okay, so if you press continue. So what should Blue do next? .. Hide.</text:p>
      <text:p text:style-name="P2">P: What happened is, Blue closed the box he was in, and so Yellow is trying to come in and then <text:tab/>Green comes over.</text:p>
      <text:p text:style-name="P1">E: Okay, do you want to replay it? And, oh that's ok. What should Blue do? </text:p>
      <text:p text:style-name="P3">P: Watch them. [giggle] </text:p>
      <text:p text:style-name="P1">E: Okay. So you can say while it is doing it what you think it is doing.</text:p>
      <text:p text:style-name="P2">P: Oh okay. So, Green and Yellow were having a fight, then Green is chasing Yellow, then Yellow <text:tab/>opens the box and comes in with Blue. </text:p>
      <text:p text:style-name="P1">E: Okay. You want Blue to defend. </text:p>
      <text:p text:style-name="P2">P: Then Blue is defending Yellow from Green, who is trying to get to Yellow. And then Yellow <text:tab/>comes out of the box with Blue and then they go away with Green still in the box. </text:p>
      <text:p text:style-name="P1">E: Do you want to play again?</text:p>
      <text:p text:style-name="P2">P: So again Blue moves around randomly, then into the box, leaving it open then goes in the corner <text:tab/>to the next corner and to the middle and Yellow comes around.</text:p>
      <text:p text:style-name="P1">E: So you choose play.</text:p>
      <text:p text:style-name="P2">P: <text:span text:style-name="T3">So I choose play</text:span> and then Yellow comes into the box and they start chasing each other then <text:tab/>Green comes around and they stop.</text:p>
      <text:p text:style-name="P2">P: So they talk to Green and then, so they are talking, and then,..., they all walk away from each <text:tab/>other.</text:p>
      <text:p text:style-name="P1">E: okay, so you choose catch Yellow.</text:p>
      <text:p text:style-name="P2">P: and then Blue is trying to chase Yellow while Yellow's going away with Green. And then Yellow <text:tab/>comes back into the box with Green and Blue and they dance around. </text:p>
      <text:p text:style-name="P1">E: Do you want to play again? Try a different variation? </text:p>
      <text:p text:style-name="P1">P: ehm, try a different variation.</text:p>
      <text:p text:style-name="P1">E: Okay if you play again and choose different choices. <text:s/></text:p>
      <text:p text:style-name="P2">P: So once again Blue moves randomly around in the circle, opens the box and comes in, leaves the <text:tab/>lid open, and runs around in circles from one corner to the next again in circles then Yellow <text:tab/>appears.</text:p>
      <text:p text:style-name="P1">E: So why do you want.. what should Blue do? </text:p>
      <text:p text:style-name="P3">P: Ehm, hide.</text:p>
      <text:p text:style-name="P1">E: why?</text:p>
      <text:p text:style-name="P1"><text:span text:style-name="T3">P: Because Yellow is trying to chase him. </text:span><text:span text:style-name="T2">And so Yellow is stuck outside the box with Blue in the</text:span><text:span text:style-name="T3"> </text:span><text:soft-page-break/><text:tab/><text:span text:style-name="T2">corner and then Green appears.</text:span></text:p>
      <text:p text:style-name="P1">E: Okay, and what should Blue do now? </text:p>
      <text:p text:style-name="P3">P: He should play.</text:p>
      <text:p text:style-name="P1">E: Because?</text:p>
      <text:p text:style-name="P1">P: <text:span text:style-name="T3">Because it would be nice.</text:span> <text:span text:style-name="T2">And so Yellow and Green were dancing around, then Yellow and Blue <text:tab/>dance around, then Yellow and.. then! Blue and Green start dancing around.</text:span></text:p>
      <text:p text:style-name="P1">E: So what next?</text:p>
      <text:p text:style-name="P1">P: <text:span text:style-name="T3">and so Blue is going to have a fight.</text:span></text:p>
      <text:p text:style-name="P1">E: Because?</text:p>
      <text:p text:style-name="P1">P: <text:span text:style-name="T3">Because, because the others might just want to play, ..with ..ehm ..him, <text:s/>to trick him and then <text:tab/>beat him up</text:span>. <text:span text:style-name="T2">So he gets into a fight and he gets pushed into the box and then Green and Yellow <text:tab/>leave together.</text:span></text:p>
      <text:p text:style-name="P1">E: Okay.</text:p>
      <text:p text:style-name="P1">P: and i'll play a different variation.</text:p>
      <text:p text:style-name="P1">E: Okay.</text:p>
      <text:p text:style-name="P1">P: <text:span text:style-name="T2">So Blue is moving around in circles randomly for no apparent reason, opens the box, leaves the <text:tab/>lid open, moves around into one corner, to the other, in circles, then Yellow appears. And he.. <text:tab/>Blue looks at her.</text:span></text:p>
      <text:p text:style-name="P1">E: Which choice?</text:p>
      <text:p text:style-name="P1">P: <text:span text:style-name="T3">Then Blue is going to play.</text:span></text:p>
      <text:p text:style-name="P1">E: Why? </text:p>
      <text:p text:style-name="P1">P: <text:span text:style-name="T3">Because he was looking at her which probably means he likes her. </text:span><text:line-break/><text:tab/><text:span text:style-name="T2">So they play around in the box chasing each other. Then they come look outside the box at <text:tab/>Green.</text:span></text:p>
      <text:p text:style-name="P1"><text:tab/><text:span text:style-name="T3">And Blue is going to, talk to green.</text:span></text:p>
      <text:p text:style-name="P1">E: Because?</text:p>
      <text:p text:style-name="P1">P: <text:span text:style-name="T3">Because... just to chat because he could be bored. </text:span></text:p>
      <text:p text:style-name="P1">E: Okay. </text:p>
      <text:p text:style-name="P1">P: <text:span text:style-name="T2">And then Blue is going to catch Green, because Green seems bored and so after chatting he still seams bored and so they play 'it', then Blue gets Green and they start moving around in circles and jumping about.</text:span> </text:p>
      <text:p text:style-name="P1">E: You can replay the same one, yeah.</text:p>
      <text:p text:style-name="P1">P: So I am replaying it. And, <text:span text:style-name="T5">is this going backwards? </text:span></text:p>
      <text:p text:style-name="P1">E: No, it just showed you the same one again,</text:p>
      <text:p text:style-name="P1">P: Yeah</text:p>
      <text:p text:style-name="P1">E: it's just if you didn't really have time to look. Okay, do you want to do any more?</text:p>
      <text:p text:style-name="P1">P: Ehm.. no.</text:p>
      <text:p text:style-name="P1">E: You have played enough?</text:p>
      <text:p text:style-name="P1">P: Yeah.</text:p>
      <text:p text:style-name="P1">E: Okay thank you very much!</text:p>
      <text:p text:style-name="P1"/>
      <text:p text:style-name="P4">E: So what did you think of that?</text:p>
      <text:p text:style-name="P4">P: Ehm. It was kind of boring. </text:p>
      <text:p text:style-name="P4">E: uh-huh, but it was kind of easy for you I guess?</text:p>
      <text:p text:style-name="P4">P: Yeah</text:p>
      <text:p text:style-name="P4">E: Okay. I think it would probably maybe younger children that would be doing it. </text:p>
      <text:p text:style-name="P4">Do you think, in terms of how it worked, how easy it was to use, did you find it easy enough?</text:p>
      <text:p text:style-name="P4">P: It was quite easy.</text:p>
      <text:p text:style-name="P4">E: Yeah, nothing you'd change in the design of it to make it an easier game or ..?</text:p>
      <text:p text:style-name="P4">P: Not really...</text:p>
      <text:p text:style-name="P1"/>
      <text:p text:style-name="P1">E: Okay thank you very much [P3]!</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ierre Pauly</meta:initial-creator>
    <meta:creation-date>2012-03-14T14:02:16.43</meta:creation-date>
    <dc:date>2012-04-04T08:25:23.18</dc:date>
    <dc:creator>Pierre Pauly</dc:creator>
    <meta:editing-duration>PT53M30S</meta:editing-duration>
    <meta:editing-cycles>9</meta:editing-cycles>
    <meta:generator>OpenOffice.org/3.3$Win32 OpenOffice.org_project/330m20$Build-9567</meta:generator>
    <meta:document-statistic meta:table-count="0" meta:image-count="0" meta:object-count="0" meta:page-count="3" meta:paragraph-count="78" meta:word-count="930" meta:character-count="4680"/>
  </office:meta>
</office:document-meta>
</file>